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26a4db"/>
    </style:style>
    <style:style style:name="P3" style:family="paragraph" style:parent-style-name="Preformatted_20_Text">
      <style:text-properties officeooo:rsid="00355ea8" officeooo:paragraph-rsid="00355ea8"/>
    </style:style>
    <style:style style:name="P4" style:family="paragraph" style:parent-style-name="Preformatted_20_Text">
      <style:text-properties officeooo:rsid="003d4c50" officeooo:paragraph-rsid="003d4c50"/>
    </style:style>
    <style:style style:name="P5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6" style:family="paragraph" style:parent-style-name="Preformatted_20_Text">
      <style:paragraph-properties fo:margin-left="7.504cm" fo:margin-right="0cm" fo:text-indent="0cm" style:auto-text-indent="false"/>
      <style:text-properties officeooo:rsid="00355ea8" officeooo:paragraph-rsid="00355ea8"/>
    </style:style>
    <style:style style:name="P7" style:family="paragraph" style:parent-style-name="Subtitle">
      <style:text-properties officeooo:rsid="001bd92a" officeooo:paragraph-rsid="001bd92a"/>
    </style:style>
    <style:style style:name="P8" style:family="paragraph" style:parent-style-name="keyboard_7e_LT_7e_Gliederung_20_1">
      <style:text-properties style:font-name="Liberation Mono" fo:font-size="10pt" style:font-size-asian="10pt" style:font-size-complex="10pt"/>
    </style:style>
    <style:style style:name="P9" style:family="paragraph" style:parent-style-name="keyboard_7e_LT_7e_Gliederung_20_1">
      <style:text-properties style:font-name="Liberation Mono" fo:font-size="10pt" officeooo:rsid="003d4c50" officeooo:paragraph-rsid="003f35c3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5ea8" style:font-weight-asian="bold" style:font-weight-complex="bold"/>
    </style:style>
    <style:style style:name="T3" style:family="text">
      <style:text-properties fo:font-weight="bold" officeooo:rsid="003f35c3" style:font-weight-asian="bold" style:font-weight-complex="bold"/>
    </style:style>
    <style:style style:name="T4" style:family="text">
      <style:text-properties officeooo:rsid="0026a4db"/>
    </style:style>
    <style:style style:name="T5" style:family="text">
      <style:text-properties officeooo:rsid="002a0009"/>
    </style:style>
    <style:style style:name="T6" style:family="text">
      <style:text-properties officeooo:rsid="00355ea8"/>
    </style:style>
    <style:style style:name="T7" style:family="text">
      <style:text-properties fo:font-weight="normal" officeooo:rsid="00355ea8" style:font-weight-asian="normal" style:font-weight-complex="normal"/>
    </style:style>
    <style:style style:name="T8" style:family="text">
      <style:text-properties fo:font-weight="normal" officeooo:rsid="00380aec" style:font-weight-asian="normal" style:font-weight-complex="normal"/>
    </style:style>
    <style:style style:name="T9" style:family="text">
      <style:text-properties fo:font-weight="normal" officeooo:rsid="003d4c50" style:font-weight-asian="normal" style:font-weight-complex="normal"/>
    </style:style>
    <style:style style:name="T10" style:family="text">
      <style:text-properties fo:font-weight="normal" officeooo:rsid="003f35c3" style:font-weight-asian="normal" style:font-weight-complex="normal"/>
    </style:style>
    <style:style style:name="T11" style:family="text">
      <style:text-properties officeooo:rsid="00380aec"/>
    </style:style>
    <style:style style:name="T12" style:family="text">
      <style:text-properties officeooo:rsid="003d4c50"/>
    </style:style>
    <style:style style:name="T13" style:family="text">
      <style:text-properties officeooo:rsid="003f35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Программно-аппаратные средства Web</text:p>
      <text:p text:style-name="P5">(с) Сергей Синица 20<text:span text:style-name="T6">20</text:span></text:p>
      <text:p text:style-name="P1"/>
      <text:p text:style-name="Subtitle">ЗАДАНИЕ <text:span text:style-name="T12">4</text:span></text:p>
      <text:p text:style-name="P3"/>
      <text:p text:style-name="P8">Реализовать проверку <text:span text:style-name="T12">корректного </text:span>заполнения обязательных полей формы <text:span text:style-name="T12">предыдущего задания на бекэнде </text:span>с использованием Cookie<text:span text:style-name="T13">s</text:span>.</text:p>
      <text:p text:style-name="P4">Валидацию всех полей формы на бекэнде до сохранения в базу данных необходимо реализовать регулярными выражениями. В случае, если данные содержат недопустимые символы, необходимо сообщить пользователю о том, какие символы допустимо использовать в поле.</text:p>
      <text:p text:style-name="P4"/>
      <text:p text:style-name="P4">При наличии ошибок страницу формы необходимо перезагрузить методом GET, поля с ошибками подсветить красным цветом, отобразить сообщения с описанием ошибки по каждому полю над формой или рядом с полями формы, <text:span text:style-name="T13">вывести в форму ранее введенные пользователем значения</text:span>. <text:span text:style-name="T13">Информацию об ошибочном заполнении полей сохранять в Cookies до конца сессии, удалять при исправлении ошибок пользователем после повторной отправки.</text:span></text:p>
      <text:p text:style-name="P4"/>
      <text:p text:style-name="P9"><text:span text:style-name="T13">В случае успешного заполнения формы сохранить значения в Cookies на один год и выводить в форму эти значения в качестве начальных значений полей</text:span> формы по умолчанию.</text:p>
      <text:p text:style-name="P4"/>
      <text:p text:style-name="P4">Использование JavaScript не предполагается.</text:p>
      <text:p text:style-name="P3"/>
      <text:p text:style-name="P3"/>
      <text:p text:style-name="P7">СДАЧА РАБОТЫ И ОЦЕНИВАНИЕ</text:p>
      <text:p text:style-name="P1"><text:span text:style-name="T6">В</text:span> Moodle на проверку отправляется ссылка на <text:span text:style-name="T6">веб-страницу c формой и ссылка на репозитарий GIT</text:span>. </text:p>
      <text:p text:style-name="P1"/>
      <text:p text:style-name="P1">Время выполнения задания до <text:span text:style-name="T11">8</text:span> часов, включая самостоятельную работу. </text:p>
      <text:p text:style-name="P1"/>
      <text:p text:style-name="P2">За задание выставляется <text:span text:style-name="T1">до </text:span><text:span text:style-name="T2">8</text:span><text:span text:style-name="T1"> баллов, </text:span><text:span text:style-name="T7">по одному на каждое </text:span><text:span text:style-name="T8">корректно </text:span><text:span text:style-name="T9">валидуемое, отображаемое и</text:span><text:span text:style-name="T8"> </text:span><text:span text:style-name="T9">сохраняемое в Cookies поле</text:span><text:span text:style-name="T7">.</text:span></text:p>
      <text:p text:style-name="P1"/>
      <text:p text:style-name="P1"><text:span text:style-name="T4">Допускается не полное выполнение задания. </text:span>Не допускается просрочка выполнения задания <text:span text:style-name="T5">(</text:span>просроченное задание оценивается в 0 баллов<text:span text:style-name="T5">)</text:span>. </text:p>
      <text:p text:style-name="P1"/>
      <text:p text:style-name="Subtitle">МЕТОДИЧЕСКИЕ УКАЗАНИЯ </text:p>
      <text:p text:style-name="P3">Ознакомьтесь с содержанием лекци<text:span text:style-name="T13">и</text:span> <text:span text:style-name="T13">6 и примерами в задании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FreeSans1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_7e_LT_7e_Gliederung_20_1" style:display-name="fores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2" style:display-name="forest~LT~Gliederung 2" style:family="paragraph" style:parent-style-name="fores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_7e_LT_7e_Gliederung_20_3" style:display-name="forest~LT~Gliederung 3" style:family="paragraph" style:parent-style-name="fores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_7e_LT_7e_Gliederung_20_4" style:display-name="forest~LT~Gliederung 4" style:family="paragraph" style:parent-style-name="fores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5" style:display-name="forest~LT~Gliederung 5" style:family="paragraph" style:parent-style-name="fores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6" style:display-name="forest~LT~Gliederung 6" style:family="paragraph" style:parent-style-name="fores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7" style:display-name="forest~LT~Gliederung 7" style:family="paragraph" style:parent-style-name="fores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8" style:display-name="forest~LT~Gliederung 8" style:family="paragraph" style:parent-style-name="fores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9" style:display-name="forest~LT~Gliederung 9" style:family="paragraph" style:parent-style-name="fores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Titel" style:display-name="fores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Untertitel" style:display-name="fores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Notizen" style:display-name="fores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Hintergrundobjekte" style:display-name="fores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rest_7e_LT_7e_Hintergrund" style:display-name="fores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Gliederung_20_1" style:display-name="lyt-frep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Gliederung_20_2" style:display-name="lyt-frepa~LT~Gliederung 2" style:family="paragraph" style:parent-style-name="lyt-frep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frepa_7e_LT_7e_Gliederung_20_3" style:display-name="lyt-frepa~LT~Gliederung 3" style:family="paragraph" style:parent-style-name="lyt-frep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frepa_7e_LT_7e_Gliederung_20_4" style:display-name="lyt-frepa~LT~Gliederung 4" style:family="paragraph" style:parent-style-name="lyt-frep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5" style:display-name="lyt-frepa~LT~Gliederung 5" style:family="paragraph" style:parent-style-name="lyt-frep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6" style:display-name="lyt-frepa~LT~Gliederung 6" style:family="paragraph" style:parent-style-name="lyt-frep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7" style:display-name="lyt-frepa~LT~Gliederung 7" style:family="paragraph" style:parent-style-name="lyt-frep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8" style:display-name="lyt-frepa~LT~Gliederung 8" style:family="paragraph" style:parent-style-name="lyt-frep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9" style:display-name="lyt-frepa~LT~Gliederung 9" style:family="paragraph" style:parent-style-name="lyt-frep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Titel" style:display-name="lyt-frepa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Untertitel" style:display-name="lyt-frepa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Notizen" style:display-name="lyt-frep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Hintergrundobjekte" style:display-name="lyt-frepa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Hintergrund" style:display-name="lyt-frep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Gliederung_20_1" style:display-name="lyt-tunnel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6b6b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Gliederung_20_2" style:display-name="lyt-tunnel~LT~Gliederung 2" style:family="paragraph" style:parent-style-name="lyt-tunnel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unnel_7e_LT_7e_Gliederung_20_3" style:display-name="lyt-tunnel~LT~Gliederung 3" style:family="paragraph" style:parent-style-name="lyt-tunnel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unnel_7e_LT_7e_Gliederung_20_4" style:display-name="lyt-tunnel~LT~Gliederung 4" style:family="paragraph" style:parent-style-name="lyt-tunnel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5" style:display-name="lyt-tunnel~LT~Gliederung 5" style:family="paragraph" style:parent-style-name="lyt-tunnel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6" style:display-name="lyt-tunnel~LT~Gliederung 6" style:family="paragraph" style:parent-style-name="lyt-tunnel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7" style:display-name="lyt-tunnel~LT~Gliederung 7" style:family="paragraph" style:parent-style-name="lyt-tunnel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8" style:display-name="lyt-tunnel~LT~Gliederung 8" style:family="paragraph" style:parent-style-name="lyt-tunnel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9" style:display-name="lyt-tunnel~LT~Gliederung 9" style:family="paragraph" style:parent-style-name="lyt-tunnel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Titel" style:display-name="lyt-tunnel~LT~Titel" style:family="paragraph" style:default-outline-level="">
      <style:paragraph-properties fo:text-align="center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Untertitel" style:display-name="lyt-tunnel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Notizen" style:display-name="lyt-tunnel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Hintergrundobjekte" style:display-name="lyt-tunnel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Hintergrund" style:display-name="lyt-tunnel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Gliederung_20_1" style:display-name="keybo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Gliederung_20_1" style:display-name="lyt-boo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Gliederung_20_2" style:display-name="lyt-book~LT~Gliederung 2" style:family="paragraph" style:parent-style-name="lyt-boo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ook_7e_LT_7e_Gliederung_20_3" style:display-name="lyt-book~LT~Gliederung 3" style:family="paragraph" style:parent-style-name="lyt-boo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ook_7e_LT_7e_Gliederung_20_4" style:display-name="lyt-book~LT~Gliederung 4" style:family="paragraph" style:parent-style-name="lyt-boo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5" style:display-name="lyt-book~LT~Gliederung 5" style:family="paragraph" style:parent-style-name="lyt-boo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6" style:display-name="lyt-book~LT~Gliederung 6" style:family="paragraph" style:parent-style-name="lyt-boo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7" style:display-name="lyt-book~LT~Gliederung 7" style:family="paragraph" style:parent-style-name="lyt-boo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8" style:display-name="lyt-book~LT~Gliederung 8" style:family="paragraph" style:parent-style-name="lyt-boo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9" style:display-name="lyt-book~LT~Gliederung 9" style:family="paragraph" style:parent-style-name="lyt-boo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Titel" style:display-name="lyt-book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Untertitel" style:display-name="lyt-book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Notizen" style:display-name="lyt-boo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Hintergrundobjekte" style:display-name="lyt-book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Hintergrund" style:display-name="lyt-boo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Gliederung_20_1" style:display-name="glaci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Gliederung_20_2" style:display-name="glacier~LT~Gliederung 2" style:family="paragraph" style:parent-style-name="glaci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acier_7e_LT_7e_Gliederung_20_3" style:display-name="glacier~LT~Gliederung 3" style:family="paragraph" style:parent-style-name="glaci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acier_7e_LT_7e_Gliederung_20_4" style:display-name="glacier~LT~Gliederung 4" style:family="paragraph" style:parent-style-name="glaci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5" style:display-name="glacier~LT~Gliederung 5" style:family="paragraph" style:parent-style-name="glaci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6" style:display-name="glacier~LT~Gliederung 6" style:family="paragraph" style:parent-style-name="glaci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7" style:display-name="glacier~LT~Gliederung 7" style:family="paragraph" style:parent-style-name="glaci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8" style:display-name="glacier~LT~Gliederung 8" style:family="paragraph" style:parent-style-name="glaci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9" style:display-name="glacier~LT~Gliederung 9" style:family="paragraph" style:parent-style-name="glaci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Titel" style:display-name="glaci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Untertitel" style:display-name="glaci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Notizen" style:display-name="glaci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Hintergrundobjekte" style:display-name="glaci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Hintergrund" style:display-name="glaci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Gliederung_20_1" style:display-name="lyt-aqu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Gliederung_20_2" style:display-name="lyt-aqua~LT~Gliederung 2" style:family="paragraph" style:parent-style-name="lyt-aqu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aqua_7e_LT_7e_Gliederung_20_3" style:display-name="lyt-aqua~LT~Gliederung 3" style:family="paragraph" style:parent-style-name="lyt-aqu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aqua_7e_LT_7e_Gliederung_20_4" style:display-name="lyt-aqua~LT~Gliederung 4" style:family="paragraph" style:parent-style-name="lyt-aqu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5" style:display-name="lyt-aqua~LT~Gliederung 5" style:family="paragraph" style:parent-style-name="lyt-aqu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6" style:display-name="lyt-aqua~LT~Gliederung 6" style:family="paragraph" style:parent-style-name="lyt-aqu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7" style:display-name="lyt-aqua~LT~Gliederung 7" style:family="paragraph" style:parent-style-name="lyt-aqu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8" style:display-name="lyt-aqua~LT~Gliederung 8" style:family="paragraph" style:parent-style-name="lyt-aqu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9" style:display-name="lyt-aqua~LT~Gliederung 9" style:family="paragraph" style:parent-style-name="lyt-aqu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Titel" style:display-name="lyt-aqua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Untertitel" style:display-name="lyt-aqua~LT~Unter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Notizen" style:display-name="lyt-aqu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Hintergrundobjekte" style:display-name="lyt-aqua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Hintergrund" style:display-name="lyt-aqu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Gliederung_20_1" style:display-name="lyt-pap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Gliederung_20_2" style:display-name="lyt-paper~LT~Gliederung 2" style:family="paragraph" style:parent-style-name="lyt-pap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paper_7e_LT_7e_Gliederung_20_3" style:display-name="lyt-paper~LT~Gliederung 3" style:family="paragraph" style:parent-style-name="lyt-pap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paper_7e_LT_7e_Gliederung_20_4" style:display-name="lyt-paper~LT~Gliederung 4" style:family="paragraph" style:parent-style-name="lyt-pap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5" style:display-name="lyt-paper~LT~Gliederung 5" style:family="paragraph" style:parent-style-name="lyt-pap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6" style:display-name="lyt-paper~LT~Gliederung 6" style:family="paragraph" style:parent-style-name="lyt-pap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7" style:display-name="lyt-paper~LT~Gliederung 7" style:family="paragraph" style:parent-style-name="lyt-pap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8" style:display-name="lyt-paper~LT~Gliederung 8" style:family="paragraph" style:parent-style-name="lyt-pap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9" style:display-name="lyt-paper~LT~Gliederung 9" style:family="paragraph" style:parent-style-name="lyt-pap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Titel" style:display-name="lyt-paper~LT~Titel" style:family="paragraph" style:default-outline-level="">
      <style:paragraph-properties fo:text-align="center" style:justify-single-word="false" fo:orphans="2" fo:widows="2" style:writing-mode="lr-tb"/>
      <style:text-properties fo:color="#996633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Untertitel" style:display-name="lyt-pap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Notizen" style:display-name="lyt-pap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Hintergrundobjekte" style:display-name="lyt-pap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Hintergrund" style:display-name="lyt-pap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Gliederung_20_1" style:display-name="lyt-bluegre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2" style:display-name="lyt-bluegrey~LT~Gliederung 2" style:family="paragraph" style:parent-style-name="lyt-bluegre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grey_7e_LT_7e_Gliederung_20_3" style:display-name="lyt-bluegrey~LT~Gliederung 3" style:family="paragraph" style:parent-style-name="lyt-bluegre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grey_7e_LT_7e_Gliederung_20_4" style:display-name="lyt-bluegrey~LT~Gliederung 4" style:family="paragraph" style:parent-style-name="lyt-bluegre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5" style:display-name="lyt-bluegrey~LT~Gliederung 5" style:family="paragraph" style:parent-style-name="lyt-bluegre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6" style:display-name="lyt-bluegrey~LT~Gliederung 6" style:family="paragraph" style:parent-style-name="lyt-bluegre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7" style:display-name="lyt-bluegrey~LT~Gliederung 7" style:family="paragraph" style:parent-style-name="lyt-bluegre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8" style:display-name="lyt-bluegrey~LT~Gliederung 8" style:family="paragraph" style:parent-style-name="lyt-bluegre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9" style:display-name="lyt-bluegrey~LT~Gliederung 9" style:family="paragraph" style:parent-style-name="lyt-bluegre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Titel" style:display-name="lyt-bluegrey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Untertitel" style:display-name="lyt-bluegrey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Notizen" style:display-name="lyt-bluegre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Hintergrundobjekte" style:display-name="lyt-bluegrey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Hintergrund" style:display-name="lyt-bluegre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Gliederung_20_1" style:display-name="lyt-blackandwhit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Gliederung_20_2" style:display-name="lyt-blackandwhite~LT~Gliederung 2" style:family="paragraph" style:parent-style-name="lyt-blackandwhit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ackandwhite_7e_LT_7e_Gliederung_20_3" style:display-name="lyt-blackandwhite~LT~Gliederung 3" style:family="paragraph" style:parent-style-name="lyt-blackandwhit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ackandwhite_7e_LT_7e_Gliederung_20_4" style:display-name="lyt-blackandwhite~LT~Gliederung 4" style:family="paragraph" style:parent-style-name="lyt-blackandwhit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5" style:display-name="lyt-blackandwhite~LT~Gliederung 5" style:family="paragraph" style:parent-style-name="lyt-blackandwhit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6" style:display-name="lyt-blackandwhite~LT~Gliederung 6" style:family="paragraph" style:parent-style-name="lyt-blackandwhit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7" style:display-name="lyt-blackandwhite~LT~Gliederung 7" style:family="paragraph" style:parent-style-name="lyt-blackandwhit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8" style:display-name="lyt-blackandwhite~LT~Gliederung 8" style:family="paragraph" style:parent-style-name="lyt-blackandwhit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9" style:display-name="lyt-blackandwhite~LT~Gliederung 9" style:family="paragraph" style:parent-style-name="lyt-blackandwhit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Titel" style:display-name="lyt-blackandwhit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Untertitel" style:display-name="lyt-blackandwhit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Notizen" style:display-name="lyt-blackandwhit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Hintergrundobjekte" style:display-name="lyt-blackandwhit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Hintergrund" style:display-name="lyt-blackandwhit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Gliederung_20_1" style:display-name="lyt-techpol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Gliederung_20_2" style:display-name="lyt-techpoly~LT~Gliederung 2" style:family="paragraph" style:parent-style-name="lyt-techpol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echpoly_7e_LT_7e_Gliederung_20_3" style:display-name="lyt-techpoly~LT~Gliederung 3" style:family="paragraph" style:parent-style-name="lyt-techpol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echpoly_7e_LT_7e_Gliederung_20_4" style:display-name="lyt-techpoly~LT~Gliederung 4" style:family="paragraph" style:parent-style-name="lyt-techpol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5" style:display-name="lyt-techpoly~LT~Gliederung 5" style:family="paragraph" style:parent-style-name="lyt-techpol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6" style:display-name="lyt-techpoly~LT~Gliederung 6" style:family="paragraph" style:parent-style-name="lyt-techpol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7" style:display-name="lyt-techpoly~LT~Gliederung 7" style:family="paragraph" style:parent-style-name="lyt-techpol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8" style:display-name="lyt-techpoly~LT~Gliederung 8" style:family="paragraph" style:parent-style-name="lyt-techpol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9" style:display-name="lyt-techpoly~LT~Gliederung 9" style:family="paragraph" style:parent-style-name="lyt-techpol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Titel" style:display-name="lyt-techpoly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Untertitel" style:display-name="lyt-techpoly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Notizen" style:display-name="lyt-techpol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Hintergrundobjekte" style:display-name="lyt-techpo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Hintergrund" style:display-name="lyt-techpo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Gliederung_20_1" style:display-name="lyt-rededg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Gliederung_20_2" style:display-name="lyt-rededges~LT~Gliederung 2" style:family="paragraph" style:parent-style-name="lyt-rededg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ededges_7e_LT_7e_Gliederung_20_3" style:display-name="lyt-rededges~LT~Gliederung 3" style:family="paragraph" style:parent-style-name="lyt-rededg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ededges_7e_LT_7e_Gliederung_20_4" style:display-name="lyt-rededges~LT~Gliederung 4" style:family="paragraph" style:parent-style-name="lyt-rededg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5" style:display-name="lyt-rededges~LT~Gliederung 5" style:family="paragraph" style:parent-style-name="lyt-rededg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6" style:display-name="lyt-rededges~LT~Gliederung 6" style:family="paragraph" style:parent-style-name="lyt-rededg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7" style:display-name="lyt-rededges~LT~Gliederung 7" style:family="paragraph" style:parent-style-name="lyt-rededg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8" style:display-name="lyt-rededges~LT~Gliederung 8" style:family="paragraph" style:parent-style-name="lyt-rededg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9" style:display-name="lyt-rededges~LT~Gliederung 9" style:family="paragraph" style:parent-style-name="lyt-rededg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Titel" style:display-name="lyt-rededges~LT~Titel" style:family="paragraph" style:default-outline-level="">
      <style:paragraph-properties fo:text-align="end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Untertitel" style:display-name="lyt-rededg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Notizen" style:display-name="lyt-rededg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Hintergrundobjekte" style:display-name="lyt-rededg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Hintergrund" style:display-name="lyt-rededg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Gliederung_20_1" style:display-name="lyt-roundedrec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Gliederung_20_2" style:display-name="lyt-roundedrect~LT~Gliederung 2" style:family="paragraph" style:parent-style-name="lyt-roundedrec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oundedrect_7e_LT_7e_Gliederung_20_3" style:display-name="lyt-roundedrect~LT~Gliederung 3" style:family="paragraph" style:parent-style-name="lyt-roundedrec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oundedrect_7e_LT_7e_Gliederung_20_4" style:display-name="lyt-roundedrect~LT~Gliederung 4" style:family="paragraph" style:parent-style-name="lyt-roundedrec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5" style:display-name="lyt-roundedrect~LT~Gliederung 5" style:family="paragraph" style:parent-style-name="lyt-roundedrec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6" style:display-name="lyt-roundedrect~LT~Gliederung 6" style:family="paragraph" style:parent-style-name="lyt-roundedrec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7" style:display-name="lyt-roundedrect~LT~Gliederung 7" style:family="paragraph" style:parent-style-name="lyt-roundedrec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8" style:display-name="lyt-roundedrect~LT~Gliederung 8" style:family="paragraph" style:parent-style-name="lyt-roundedrec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9" style:display-name="lyt-roundedrect~LT~Gliederung 9" style:family="paragraph" style:parent-style-name="lyt-roundedrec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Titel" style:display-name="lyt-roundedrect~LT~Titel" style:family="paragraph" style:default-outline-level="">
      <style:paragraph-properties fo:text-align="center" style:justify-single-word="false" fo:orphans="2" fo:widows="2" style:writing-mode="lr-tb"/>
      <style:text-properties fo:color="#198a8a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Untertitel" style:display-name="lyt-roundedrec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Notizen" style:display-name="lyt-roundedrec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Hintergrundobjekte" style:display-name="lyt-roundedrec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Hintergrund" style:display-name="lyt-roundedrec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Gliederung_20_1" style:display-name="lyt-movwav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Gliederung_20_1" style:display-name="lyt-oce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Gliederung_20_2" style:display-name="lyt-ocean~LT~Gliederung 2" style:family="paragraph" style:parent-style-name="lyt-ocea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cean_7e_LT_7e_Gliederung_20_3" style:display-name="lyt-ocean~LT~Gliederung 3" style:family="paragraph" style:parent-style-name="lyt-ocea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cean_7e_LT_7e_Gliederung_20_4" style:display-name="lyt-ocean~LT~Gliederung 4" style:family="paragraph" style:parent-style-name="lyt-ocea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5" style:display-name="lyt-ocean~LT~Gliederung 5" style:family="paragraph" style:parent-style-name="lyt-ocea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6" style:display-name="lyt-ocean~LT~Gliederung 6" style:family="paragraph" style:parent-style-name="lyt-ocea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7" style:display-name="lyt-ocean~LT~Gliederung 7" style:family="paragraph" style:parent-style-name="lyt-ocea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8" style:display-name="lyt-ocean~LT~Gliederung 8" style:family="paragraph" style:parent-style-name="lyt-ocea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9" style:display-name="lyt-ocean~LT~Gliederung 9" style:family="paragraph" style:parent-style-name="lyt-ocea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Titel" style:display-name="lyt-ocea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Untertitel" style:display-name="lyt-ocea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Notizen" style:display-name="lyt-ocea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Hintergrundobjekte" style:display-name="lyt-ocea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Hintergrund" style:display-name="lyt-ocea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Gliederung_20_1" style:display-name="lyt-charglow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Gliederung_20_2" style:display-name="lyt-charglow~LT~Gliederung 2" style:family="paragraph" style:parent-style-name="lyt-charglow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charglow_7e_LT_7e_Gliederung_20_3" style:display-name="lyt-charglow~LT~Gliederung 3" style:family="paragraph" style:parent-style-name="lyt-charglow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charglow_7e_LT_7e_Gliederung_20_4" style:display-name="lyt-charglow~LT~Gliederung 4" style:family="paragraph" style:parent-style-name="lyt-charglow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5" style:display-name="lyt-charglow~LT~Gliederung 5" style:family="paragraph" style:parent-style-name="lyt-charglow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6" style:display-name="lyt-charglow~LT~Gliederung 6" style:family="paragraph" style:parent-style-name="lyt-charglow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7" style:display-name="lyt-charglow~LT~Gliederung 7" style:family="paragraph" style:parent-style-name="lyt-charglow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8" style:display-name="lyt-charglow~LT~Gliederung 8" style:family="paragraph" style:parent-style-name="lyt-charglow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9" style:display-name="lyt-charglow~LT~Gliederung 9" style:family="paragraph" style:parent-style-name="lyt-charglow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Titel" style:display-name="lyt-charglow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Untertitel" style:display-name="lyt-charglow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Notizen" style:display-name="lyt-charglow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Hintergrundobjekte" style:display-name="lyt-charglow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Hintergrund" style:display-name="lyt-charglow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Gliederung_20_1" style:display-name="lyt-sunris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Gliederung_20_2" style:display-name="lyt-sunrise~LT~Gliederung 2" style:family="paragraph" style:parent-style-name="lyt-sunris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sunrise_7e_LT_7e_Gliederung_20_3" style:display-name="lyt-sunrise~LT~Gliederung 3" style:family="paragraph" style:parent-style-name="lyt-sunris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sunrise_7e_LT_7e_Gliederung_20_4" style:display-name="lyt-sunrise~LT~Gliederung 4" style:family="paragraph" style:parent-style-name="lyt-sunris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5" style:display-name="lyt-sunrise~LT~Gliederung 5" style:family="paragraph" style:parent-style-name="lyt-sunris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6" style:display-name="lyt-sunrise~LT~Gliederung 6" style:family="paragraph" style:parent-style-name="lyt-sunris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7" style:display-name="lyt-sunrise~LT~Gliederung 7" style:family="paragraph" style:parent-style-name="lyt-sunris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8" style:display-name="lyt-sunrise~LT~Gliederung 8" style:family="paragraph" style:parent-style-name="lyt-sunris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9" style:display-name="lyt-sunrise~LT~Gliederung 9" style:family="paragraph" style:parent-style-name="lyt-sunris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Titel" style:display-name="lyt-sunris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Untertitel" style:display-name="lyt-sunris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Notizen" style:display-name="lyt-sunris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Hintergrundobjekte" style:display-name="lyt-sunris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Hintergrund" style:display-name="lyt-sunris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Gliederung_20_1" style:display-name="lyt-greengradlin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Gliederung_20_2" style:display-name="lyt-greengradlines~LT~Gliederung 2" style:family="paragraph" style:parent-style-name="lyt-greengradlin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greengradlines_7e_LT_7e_Gliederung_20_3" style:display-name="lyt-greengradlines~LT~Gliederung 3" style:family="paragraph" style:parent-style-name="lyt-greengradlin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greengradlines_7e_LT_7e_Gliederung_20_4" style:display-name="lyt-greengradlines~LT~Gliederung 4" style:family="paragraph" style:parent-style-name="lyt-greengradlin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5" style:display-name="lyt-greengradlines~LT~Gliederung 5" style:family="paragraph" style:parent-style-name="lyt-greengradlin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6" style:display-name="lyt-greengradlines~LT~Gliederung 6" style:family="paragraph" style:parent-style-name="lyt-greengradlin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7" style:display-name="lyt-greengradlines~LT~Gliederung 7" style:family="paragraph" style:parent-style-name="lyt-greengradlin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8" style:display-name="lyt-greengradlines~LT~Gliederung 8" style:family="paragraph" style:parent-style-name="lyt-greengradlin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9" style:display-name="lyt-greengradlines~LT~Gliederung 9" style:family="paragraph" style:parent-style-name="lyt-greengradlin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Titel" style:display-name="lyt-greengradlines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Untertitel" style:display-name="lyt-greengradlines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Notizen" style:display-name="lyt-greengradlin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Hintergrundobjekte" style:display-name="lyt-greengradlines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Hintergrund" style:display-name="lyt-greengradlin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Gliederung_20_1" style:display-name="lyt-bluelinesgra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Gliederung_20_2" style:display-name="lyt-bluelinesgrad~LT~Gliederung 2" style:family="paragraph" style:parent-style-name="lyt-bluelinesgra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linesgrad_7e_LT_7e_Gliederung_20_3" style:display-name="lyt-bluelinesgrad~LT~Gliederung 3" style:family="paragraph" style:parent-style-name="lyt-bluelinesgra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linesgrad_7e_LT_7e_Gliederung_20_4" style:display-name="lyt-bluelinesgrad~LT~Gliederung 4" style:family="paragraph" style:parent-style-name="lyt-bluelinesgra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5" style:display-name="lyt-bluelinesgrad~LT~Gliederung 5" style:family="paragraph" style:parent-style-name="lyt-bluelinesgra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6" style:display-name="lyt-bluelinesgrad~LT~Gliederung 6" style:family="paragraph" style:parent-style-name="lyt-bluelinesgra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7" style:display-name="lyt-bluelinesgrad~LT~Gliederung 7" style:family="paragraph" style:parent-style-name="lyt-bluelinesgra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8" style:display-name="lyt-bluelinesgrad~LT~Gliederung 8" style:family="paragraph" style:parent-style-name="lyt-bluelinesgra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9" style:display-name="lyt-bluelinesgrad~LT~Gliederung 9" style:family="paragraph" style:parent-style-name="lyt-bluelinesgra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Titel" style:display-name="lyt-bluelinesgra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Untertitel" style:display-name="lyt-bluelinesgrad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Notizen" style:display-name="lyt-bluelinesgra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Hintergrundobjekte" style:display-name="lyt-bluelinesgrad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Hintergrund" style:display-name="lyt-bluelinesgra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Gliederung_20_1" style:display-name="lyt-bluetitledow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Gliederung_20_2" style:display-name="lyt-bluetitledown~LT~Gliederung 2" style:family="paragraph" style:parent-style-name="lyt-bluetitledow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titledown_7e_LT_7e_Gliederung_20_3" style:display-name="lyt-bluetitledown~LT~Gliederung 3" style:family="paragraph" style:parent-style-name="lyt-bluetitledow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titledown_7e_LT_7e_Gliederung_20_4" style:display-name="lyt-bluetitledown~LT~Gliederung 4" style:family="paragraph" style:parent-style-name="lyt-bluetitledow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5" style:display-name="lyt-bluetitledown~LT~Gliederung 5" style:family="paragraph" style:parent-style-name="lyt-bluetitledow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6" style:display-name="lyt-bluetitledown~LT~Gliederung 6" style:family="paragraph" style:parent-style-name="lyt-bluetitledow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7" style:display-name="lyt-bluetitledown~LT~Gliederung 7" style:family="paragraph" style:parent-style-name="lyt-bluetitledow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8" style:display-name="lyt-bluetitledown~LT~Gliederung 8" style:family="paragraph" style:parent-style-name="lyt-bluetitledow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9" style:display-name="lyt-bluetitledown~LT~Gliederung 9" style:family="paragraph" style:parent-style-name="lyt-bluetitledow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Titel" style:display-name="lyt-bluetitledow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Untertitel" style:display-name="lyt-bluetitledow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Notizen" style:display-name="lyt-bluetitledow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Hintergrundobjekte" style:display-name="lyt-bluetitledow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Hintergrund" style:display-name="lyt-bluetitledow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Gliederung_20_1" style:display-name="lyt-organic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Gliederung_20_2" style:display-name="lyt-organic~LT~Gliederung 2" style:family="paragraph" style:parent-style-name="lyt-organic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rganic_7e_LT_7e_Gliederung_20_3" style:display-name="lyt-organic~LT~Gliederung 3" style:family="paragraph" style:parent-style-name="lyt-organic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rganic_7e_LT_7e_Gliederung_20_4" style:display-name="lyt-organic~LT~Gliederung 4" style:family="paragraph" style:parent-style-name="lyt-organic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5" style:display-name="lyt-organic~LT~Gliederung 5" style:family="paragraph" style:parent-style-name="lyt-organic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6" style:display-name="lyt-organic~LT~Gliederung 6" style:family="paragraph" style:parent-style-name="lyt-organic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7" style:display-name="lyt-organic~LT~Gliederung 7" style:family="paragraph" style:parent-style-name="lyt-organic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8" style:display-name="lyt-organic~LT~Gliederung 8" style:family="paragraph" style:parent-style-name="lyt-organic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9" style:display-name="lyt-organic~LT~Gliederung 9" style:family="paragraph" style:parent-style-name="lyt-organic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Titel" style:display-name="lyt-organic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Untertitel" style:display-name="lyt-organic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Notizen" style:display-name="lyt-organic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Hintergrundobjekte" style:display-name="lyt-organic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Hintergrund" style:display-name="lyt-organic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Gliederung_20_1" style:display-name="lyt-numdar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Gliederung_20_2" style:display-name="lyt-numdark~LT~Gliederung 2" style:family="paragraph" style:parent-style-name="lyt-numdar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numdark_7e_LT_7e_Gliederung_20_3" style:display-name="lyt-numdark~LT~Gliederung 3" style:family="paragraph" style:parent-style-name="lyt-numdar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numdark_7e_LT_7e_Gliederung_20_4" style:display-name="lyt-numdark~LT~Gliederung 4" style:family="paragraph" style:parent-style-name="lyt-numdar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5" style:display-name="lyt-numdark~LT~Gliederung 5" style:family="paragraph" style:parent-style-name="lyt-numdar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6" style:display-name="lyt-numdark~LT~Gliederung 6" style:family="paragraph" style:parent-style-name="lyt-numdar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7" style:display-name="lyt-numdark~LT~Gliederung 7" style:family="paragraph" style:parent-style-name="lyt-numdar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8" style:display-name="lyt-numdark~LT~Gliederung 8" style:family="paragraph" style:parent-style-name="lyt-numdar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9" style:display-name="lyt-numdark~LT~Gliederung 9" style:family="paragraph" style:parent-style-name="lyt-numdar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Titel" style:display-name="lyt-numdark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Untertitel" style:display-name="lyt-numdar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Notizen" style:display-name="lyt-numdar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Hintergrundobjekte" style:display-name="lyt-numdark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Hintergrund" style:display-name="lyt-numdar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Gliederung_20_1" style:display-name="win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Gliederung_20_2" style:display-name="wine~LT~Gliederung 2" style:family="paragraph" style:parent-style-name="win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ine_7e_LT_7e_Gliederung_20_3" style:display-name="wine~LT~Gliederung 3" style:family="paragraph" style:parent-style-name="win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ine_7e_LT_7e_Gliederung_20_4" style:display-name="wine~LT~Gliederung 4" style:family="paragraph" style:parent-style-name="win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5" style:display-name="wine~LT~Gliederung 5" style:family="paragraph" style:parent-style-name="win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6" style:display-name="wine~LT~Gliederung 6" style:family="paragraph" style:parent-style-name="win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7" style:display-name="wine~LT~Gliederung 7" style:family="paragraph" style:parent-style-name="win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8" style:display-name="wine~LT~Gliederung 8" style:family="paragraph" style:parent-style-name="win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9" style:display-name="wine~LT~Gliederung 9" style:family="paragraph" style:parent-style-name="win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Titel" style:display-name="win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Untertitel" style:display-name="win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Notizen" style:display-name="win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Hintergrundobjekte" style:display-name="win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Hintergrund" style:display-name="win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Gliederung_20_1" style:display-name="wat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Gliederung_20_2" style:display-name="water~LT~Gliederung 2" style:family="paragraph" style:parent-style-name="wat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ater_7e_LT_7e_Gliederung_20_3" style:display-name="water~LT~Gliederung 3" style:family="paragraph" style:parent-style-name="wat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ater_7e_LT_7e_Gliederung_20_4" style:display-name="water~LT~Gliederung 4" style:family="paragraph" style:parent-style-name="wat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5" style:display-name="water~LT~Gliederung 5" style:family="paragraph" style:parent-style-name="wat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6" style:display-name="water~LT~Gliederung 6" style:family="paragraph" style:parent-style-name="wat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7" style:display-name="water~LT~Gliederung 7" style:family="paragraph" style:parent-style-name="wat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8" style:display-name="water~LT~Gliederung 8" style:family="paragraph" style:parent-style-name="wat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9" style:display-name="water~LT~Gliederung 9" style:family="paragraph" style:parent-style-name="wat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Titel" style:display-name="wat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Untertitel" style:display-name="wat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Notizen" style:display-name="wat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Hintergrundobjekte" style:display-name="wat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Hintergrund" style:display-name="wat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7T12:04:40.177340748</dc:date>
    <meta:editing-duration>P1DT1H49M30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215" meta:character-count="1583" meta:non-whitespace-character-count="1379"/>
  </office:meta>
</office:document-meta>
</file>